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eaf0d" officeooo:paragraph-rsid="000eaf0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Times New Roman" officeooo:rsid="000eaf0d" officeooo:paragraph-rsid="000eaf0d"/>
    </style:style>
    <style:style style:name="P3" style:family="paragraph" style:parent-style-name="Standard" style:master-page-name="">
      <loext:graphic-properties draw:fill="none"/>
      <style:paragraph-properties fo:margin-left="0cm" fo:margin-right="0.499cm" fo:text-indent="0.3cm" style:auto-text-indent="false" style:page-number="auto" fo:background-color="transparent"/>
      <style:text-properties style:font-name="Times New Roman" officeooo:rsid="000eaf0d" officeooo:paragraph-rsid="000eaf0d"/>
    </style:style>
    <style:style style:name="P4" style:family="paragraph" style:parent-style-name="Standard" style:master-page-name="">
      <loext:graphic-properties draw:fill="none"/>
      <style:paragraph-properties fo:margin-left="0cm" fo:margin-right="1.499cm" fo:text-indent="0cm" style:auto-text-indent="false" style:page-number="auto" fo:background-color="transparent">
        <style:tab-stops/>
      </style:paragraph-properties>
      <style:text-properties style:font-name="Times New Roman" officeooo:rsid="000eaf0d" officeooo:paragraph-rsid="000ea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CE LIMA 1c</text:p>
      <text:p text:style-name="P1"/>
      <text:p text:style-name="P2">De acordo com o quadro acima, pode ser analisada a média do consumo mensal de uma pessoa. Os dados são tirados de um cálculo e podem variar.</text:p>
      <text:p text:style-name="P3">O item chuveiro tem a potência de 7700w e ao ser usado por 15mim consume 57,75 kw/h, o que equivale a R$ 32,92. Já o item televisor, que tem a potência de 75w usado por 4 horas, gasta em média 9kw/h que fica entorno de R$5,13. Enquanto a lâmpada de potência 25w, com o uso de 5h tende consumir 3,75kw/h ou R$ 2,14. Por fim, o ar condicionado com potência de <text:s text:c="2"/></text:p>
      <text:p text:style-name="P4">1990w, usado por 1h, fica com o consumo de 59,7kw/h e de R$34,03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9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4:47:44.985000000</meta:creation-date>
    <dc:date>2023-06-07T15:20:01.859000000</dc:date>
    <meta:editing-duration>PT32M16S</meta:editing-duration>
    <meta:editing-cycles>1</meta:editing-cycles>
    <meta:document-statistic meta:table-count="0" meta:image-count="0" meta:object-count="0" meta:page-count="1" meta:paragraph-count="4" meta:word-count="114" meta:character-count="577" meta:non-whitespace-character-count="464"/>
    <meta:generator>LibreOffice/7.4.3.2$Windows_X86_64 LibreOffice_project/1048a8393ae2eeec98dff31b5c133c5f1d08b890</meta:generator>
  </office:meta>
</office:document-meta>
</file>